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agłówek1" style:master-page-name="MP0" style:family="paragraph">
      <style:paragraph-properties fo:break-before="page" fo:text-align="justify" fo:line-height="115%"/>
      <style:text-properties style:font-name-asian="Calibri"/>
    </style:style>
    <style:style style:name="P2" style:parent-style-name="Normalny" style:family="paragraph">
      <style:paragraph-properties fo:text-align="justify" fo:line-height="115%" fo:text-indent="0.4916in"/>
    </style:style>
    <style:style style:name="T3" style:parent-style-name="Domyślnaczcionkaakapitu" style:family="text">
      <style:text-properties fo:background-color="#FFFFFF"/>
    </style:style>
    <style:style style:name="P4" style:parent-style-name="Nagłówek2" style:family="paragraph">
      <style:paragraph-properties fo:text-align="justify" fo:line-height="115%"/>
      <style:text-properties style:font-name-asian="Calibri"/>
    </style:style>
    <style:style style:name="P5" style:parent-style-name="Akapitzlistą" style:family="paragraph">
      <style:paragraph-properties fo:text-align="justify" fo:line-height="115%"/>
    </style:style>
    <style:style style:name="T6" style:parent-style-name="Domyślnaczcionkaakapitu" style:family="text">
      <style:text-properties fo:background-color="#FFFFFF"/>
    </style:style>
    <style:style style:name="P7" style:parent-style-name="Akapitzlistą" style:family="paragraph">
      <style:paragraph-properties fo:text-align="justify" fo:line-height="115%"/>
    </style:style>
    <style:style style:name="T8" style:parent-style-name="Domyślnaczcionkaakapitu" style:family="text">
      <style:text-properties fo:background-color="#FFFFFF"/>
    </style:style>
    <style:style style:name="P9" style:parent-style-name="Akapitzlistą" style:family="paragraph">
      <style:paragraph-properties fo:text-align="justify" fo:line-height="115%"/>
    </style:style>
    <style:style style:name="T10" style:parent-style-name="Domyślnaczcionkaakapitu" style:family="text">
      <style:text-properties fo:background-color="#FFFFFF"/>
    </style:style>
    <style:style style:name="P11" style:parent-style-name="Akapitzlistą" style:family="paragraph">
      <style:paragraph-properties fo:text-align="justify" fo:line-height="115%"/>
    </style:style>
    <style:style style:name="T12" style:parent-style-name="Domyślnaczcionkaakapitu" style:family="text">
      <style:text-properties fo:background-color="#FFFFFF"/>
    </style:style>
    <style:style style:name="P13" style:parent-style-name="Normalny" style:family="paragraph">
      <style:paragraph-properties fo:text-align="justify" fo:line-height="115%" fo:text-indent="0.25in"/>
      <style:text-properties fo:background-color="#FFFFFF"/>
    </style:style>
    <style:style style:name="P14" style:parent-style-name="Nagłówek2" style:family="paragraph">
      <style:paragraph-properties fo:text-align="justify" fo:line-height="115%"/>
    </style:style>
    <style:style style:name="T15" style:parent-style-name="Domyślnaczcionkaakapitu" style:family="text">
      <style:text-properties style:language-asian="pl" style:country-asian="PL"/>
    </style:style>
    <style:style style:name="P16" style:parent-style-name="Nagłówek3" style:family="paragraph">
      <style:paragraph-properties fo:text-align="justify" fo:line-height="115%"/>
    </style:style>
    <style:style style:name="P17" style:parent-style-name="Normalny" style:family="paragraph">
      <style:paragraph-properties fo:text-align="justify" style:vertical-align="baseline" fo:line-height="115%"/>
    </style:style>
    <style:style style:name="T18" style:parent-style-name="Domyślnaczcionkaakapitu" style:family="text">
      <style:text-properties fo:color="#404040" style:language-asian="pl" style:country-asian="PL"/>
    </style:style>
    <style:style style:name="P19" style:parent-style-name="Nagłówek3" style:family="paragraph">
      <style:paragraph-properties fo:text-align="justify" fo:line-height="115%"/>
    </style:style>
    <style:style style:name="P20" style:parent-style-name="Normalny" style:family="paragraph">
      <style:paragraph-properties fo:text-align="justify" fo:line-height="115%"/>
    </style:style>
    <style:style style:name="T21" style:parent-style-name="Domyślnaczcionkaakapitu" style:family="text">
      <style:text-properties style:language-asian="pl" style:country-asian="PL"/>
    </style:style>
    <style:style style:name="T22" style:parent-style-name="Domyślnaczcionkaakapitu" style:family="text">
      <style:text-properties fo:color="#111111" style:language-asian="pl" style:country-asian="PL"/>
    </style:style>
    <style:style style:name="T23" style:parent-style-name="Domyślnaczcionkaakapitu" style:family="text">
      <style:text-properties style:language-asian="pl" style:country-asian="PL"/>
    </style:style>
    <style:style style:name="P24" style:parent-style-name="Normalny" style:family="paragraph">
      <style:paragraph-properties fo:keep-with-next="always" fo:keep-together="always" fo:text-align="justify" style:vertical-align="baseline" fo:line-height="115%"/>
    </style:style>
    <style:style style:name="T25" style:parent-style-name="Nagłówek3Znak" style:family="text">
      <style:text-properties style:font-name-asian="Calibri"/>
    </style:style>
    <style:style style:name="T26" style:parent-style-name="Domyślnaczcionkaakapitu" style:family="text">
      <style:text-properties fo:color="#000000"/>
    </style:style>
    <style:style style:name="P27" style:parent-style-name="Akapitzlistą" style:family="paragraph">
      <style:paragraph-properties fo:text-align="justify" fo:line-height="115%"/>
    </style:style>
    <style:style style:name="T28" style:parent-style-name="Domyślnaczcionkaakapitu" style:family="text">
      <style:text-properties fo:color="#111111"/>
    </style:style>
    <style:style style:name="P29" style:parent-style-name="Akapitzlistą" style:family="paragraph">
      <style:paragraph-properties fo:text-align="justify" fo:line-height="115%"/>
    </style:style>
    <style:style style:name="T30" style:parent-style-name="Domyślnaczcionkaakapitu" style:family="text">
      <style:text-properties fo:color="#111111"/>
    </style:style>
    <style:style style:name="P31" style:parent-style-name="Akapitzlistą" style:family="paragraph">
      <style:paragraph-properties fo:text-align="justify" fo:line-height="115%"/>
    </style:style>
    <style:style style:name="T32" style:parent-style-name="Domyślnaczcionkaakapitu" style:family="text">
      <style:text-properties fo:color="#111111"/>
    </style:style>
    <style:style style:name="P33" style:parent-style-name="Akapitzlistą" style:family="paragraph">
      <style:paragraph-properties fo:text-align="justify" fo:line-height="115%"/>
    </style:style>
    <style:style style:name="T34" style:parent-style-name="Domyślnaczcionkaakapitu" style:family="text">
      <style:text-properties fo:color="#111111"/>
    </style:style>
    <style:style style:name="P35" style:parent-style-name="Akapitzlistą" style:family="paragraph">
      <style:paragraph-properties fo:text-align="justify" fo:line-height="115%"/>
    </style:style>
    <style:style style:name="T36" style:parent-style-name="Domyślnaczcionkaakapitu" style:family="text">
      <style:text-properties fo:color="#111111"/>
    </style:style>
    <style:style style:name="P37" style:parent-style-name="Akapitzlistą" style:family="paragraph">
      <style:paragraph-properties fo:text-align="justify" fo:line-height="115%"/>
    </style:style>
    <style:style style:name="T38" style:parent-style-name="Domyślnaczcionkaakapitu" style:family="text">
      <style:text-properties fo:color="#111111"/>
    </style:style>
    <style:style style:name="P39" style:parent-style-name="Akapitzlistą" style:family="paragraph">
      <style:paragraph-properties fo:text-align="justify" fo:line-height="115%"/>
    </style:style>
    <style:style style:name="T40" style:parent-style-name="Domyślnaczcionkaakapitu" style:family="text">
      <style:text-properties fo:color="#111111"/>
    </style:style>
    <style:style style:name="P41" style:parent-style-name="Nagłówek3" style:family="paragraph">
      <style:paragraph-properties fo:text-align="justify" fo:line-height="115%"/>
    </style:style>
    <style:style style:name="P42" style:parent-style-name="Normalny" style:family="paragraph">
      <style:paragraph-properties fo:text-align="justify" fo:line-height="115%"/>
    </style:style>
    <style:style style:name="T43" style:parent-style-name="Domyślnaczcionkaakapitu" style:family="text">
      <style:text-properties style:language-asian="pl" style:country-asian="PL"/>
    </style:style>
    <style:style style:name="T44" style:parent-style-name="Domyślnaczcionkaakapitu" style:family="text">
      <style:text-properties fo:color="#111111" style:language-asian="pl" style:country-asian="PL"/>
    </style:style>
    <style:style style:name="T45" style:parent-style-name="Domyślnaczcionkaakapitu" style:family="text">
      <style:text-properties style:language-asian="pl" style:country-asian="PL"/>
    </style:style>
    <style:style style:name="T46" style:parent-style-name="Domyślnaczcionkaakapitu" style:family="text">
      <style:text-properties fo:color="#111111" style:language-asian="pl" style:country-asian="PL"/>
    </style:style>
    <style:style style:name="T47" style:parent-style-name="Domyślnaczcionkaakapitu" style:family="text">
      <style:text-properties style:language-asian="pl" style:country-asian="PL"/>
    </style:style>
    <style:style style:name="P48" style:parent-style-name="Normalny" style:family="paragraph">
      <style:paragraph-properties fo:text-align="justify" fo:line-height="115%"/>
    </style:style>
    <style:style style:name="T49" style:parent-style-name="Domyślnaczcionkaakapitu" style:family="text">
      <style:text-properties style:language-asian="pl" style:country-asian="PL"/>
    </style:style>
    <style:style style:name="T50" style:parent-style-name="Domyślnaczcionkaakapitu" style:family="text">
      <style:text-properties fo:color="#111111" style:language-asian="pl" style:country-asian="PL"/>
    </style:style>
    <style:style style:name="T51" style:parent-style-name="Domyślnaczcionkaakapitu" style:family="text">
      <style:text-properties style:language-asian="pl" style:country-asian="PL"/>
    </style:style>
    <style:style style:name="T52" style:parent-style-name="Domyślnaczcionkaakapitu" style:family="text">
      <style:text-properties style:language-asian="pl" style:country-asian="PL"/>
    </style:style>
    <style:style style:name="P53" style:parent-style-name="Nagłówek3" style:family="paragraph">
      <style:paragraph-properties fo:text-align="justify" fo:line-height="115%"/>
    </style:style>
    <style:style style:name="P54" style:parent-style-name="Normalny" style:family="paragraph">
      <style:paragraph-properties fo:text-align="justify" fo:line-height="115%"/>
    </style:style>
    <style:style style:name="T55" style:parent-style-name="Domyślnaczcionkaakapitu" style:family="text">
      <style:text-properties style:language-asian="pl" style:country-asian="PL"/>
    </style:style>
    <style:style style:name="T56" style:parent-style-name="Domyślnaczcionkaakapitu" style:family="text">
      <style:text-properties fo:color="#111111" style:language-asian="pl" style:country-asian="PL"/>
    </style:style>
    <style:style style:name="T57" style:parent-style-name="Domyślnaczcionkaakapitu" style:family="text">
      <style:text-properties style:language-asian="pl" style:country-asian="PL"/>
    </style:style>
    <style:style style:name="P58" style:parent-style-name="Nagłówek3" style:family="paragraph">
      <style:paragraph-properties fo:text-align="justify" fo:line-height="115%"/>
    </style:style>
    <style:style style:name="P59" style:parent-style-name="Normalny" style:family="paragraph">
      <style:paragraph-properties fo:text-align="justify" fo:line-height="115%"/>
    </style:style>
    <style:style style:name="T60" style:parent-style-name="Domyślnaczcionkaakapitu" style:family="text">
      <style:text-properties style:language-asian="pl" style:country-asian="PL"/>
    </style:style>
    <style:style style:name="T61" style:parent-style-name="Domyślnaczcionkaakapitu" style:family="text">
      <style:text-properties fo:color="#111111" style:language-asian="pl" style:country-asian="PL"/>
    </style:style>
    <style:style style:name="T62" style:parent-style-name="Domyślnaczcionkaakapitu" style:family="text">
      <style:text-properties style:language-asian="pl" style:country-asian="PL"/>
    </style:style>
    <style:style style:name="T63" style:parent-style-name="Domyślnaczcionkaakapitu" style:family="text">
      <style:text-properties fo:color="#111111" style:language-asian="pl" style:country-asian="PL"/>
    </style:style>
    <style:style style:name="T64" style:parent-style-name="Domyślnaczcionkaakapitu" style:family="text">
      <style:text-properties style:language-asian="pl" style:country-asian="PL"/>
    </style:style>
    <style:style style:name="P65" style:parent-style-name="Akapitzlistą" style:family="paragraph">
      <style:paragraph-properties fo:text-align="justify" fo:line-height="115%"/>
    </style:style>
    <style:style style:name="T66" style:parent-style-name="Domyślnaczcionkaakapitu" style:family="text">
      <style:text-properties fo:color="#111111" fo:font-size="11pt" style:font-size-asian="11pt"/>
    </style:style>
    <style:style style:name="P67" style:parent-style-name="Akapitzlistą" style:family="paragraph">
      <style:paragraph-properties fo:text-align="justify" fo:line-height="115%"/>
    </style:style>
    <style:style style:name="T68" style:parent-style-name="Domyślnaczcionkaakapitu" style:family="text">
      <style:text-properties fo:color="#111111" fo:font-size="11pt" style:font-size-asian="11pt"/>
    </style:style>
    <style:style style:name="P69" style:parent-style-name="Akapitzlistą" style:family="paragraph">
      <style:paragraph-properties fo:text-align="justify" fo:line-height="115%"/>
    </style:style>
    <style:style style:name="T70" style:parent-style-name="Domyślnaczcionkaakapitu" style:family="text">
      <style:text-properties fo:color="#111111" fo:font-size="11pt" style:font-size-asian="11pt"/>
    </style:style>
    <style:style style:name="P71" style:parent-style-name="Akapitzlistą" style:family="paragraph">
      <style:paragraph-properties fo:text-align="justify" fo:line-height="115%"/>
    </style:style>
    <style:style style:name="T72" style:parent-style-name="Domyślnaczcionkaakapitu" style:family="text">
      <style:text-properties fo:color="#111111" fo:font-size="11pt" style:font-size-asian="11pt"/>
    </style:style>
    <style:style style:name="P73" style:parent-style-name="Nagłówek3" style:family="paragraph">
      <style:paragraph-properties fo:text-align="justify" fo:line-height="115%"/>
    </style:style>
    <style:style style:name="P74" style:parent-style-name="Akapitzlistą" style:family="paragraph">
      <style:paragraph-properties fo:text-align="justify" fo:line-height="115%"/>
    </style:style>
    <style:style style:name="T75" style:parent-style-name="Domyślnaczcionkaakapitu" style:family="text">
      <style:text-properties fo:color="#111111" fo:font-size="11pt" style:font-size-asian="11pt"/>
    </style:style>
    <style:style style:name="P76" style:parent-style-name="Akapitzlistą" style:family="paragraph">
      <style:paragraph-properties fo:text-align="justify" fo:line-height="115%"/>
    </style:style>
    <style:style style:name="T77" style:parent-style-name="Domyślnaczcionkaakapitu" style:family="text">
      <style:text-properties fo:color="#111111" fo:font-size="11pt" style:font-size-asian="11pt"/>
    </style:style>
    <style:style style:name="P78" style:parent-style-name="Nagłówek3" style:family="paragraph">
      <style:paragraph-properties fo:text-align="justify" fo:line-height="115%"/>
    </style:style>
    <style:style style:name="P79" style:parent-style-name="Normalny" style:family="paragraph">
      <style:paragraph-properties fo:text-align="justify" fo:line-height="115%"/>
    </style:style>
    <style:style style:name="T80" style:parent-style-name="Domyślnaczcionkaakapitu" style:family="text">
      <style:text-properties style:language-asian="pl" style:country-asian="PL"/>
    </style:style>
    <style:style style:name="T81" style:parent-style-name="Domyślnaczcionkaakapitu" style:family="text">
      <style:text-properties fo:color="#111111" style:language-asian="pl" style:country-asian="PL"/>
    </style:style>
    <style:style style:name="T82" style:parent-style-name="Domyślnaczcionkaakapitu" style:family="text">
      <style:text-properties style:language-asian="pl" style:country-asian="PL"/>
    </style:style>
    <style:style style:name="T83" style:parent-style-name="Domyślnaczcionkaakapitu" style:family="text">
      <style:text-properties fo:color="#111111" style:language-asian="pl" style:country-asian="PL"/>
    </style:style>
    <style:style style:name="T84" style:parent-style-name="Domyślnaczcionkaakapitu" style:family="text">
      <style:text-properties style:language-asian="pl" style:country-asian="PL"/>
    </style:style>
    <style:style style:name="P85" style:parent-style-name="Akapitzlistą" style:family="paragraph">
      <style:paragraph-properties fo:text-align="justify" fo:line-height="115%"/>
    </style:style>
    <style:style style:name="P86" style:parent-style-name="Akapitzlistą" style:family="paragraph">
      <style:paragraph-properties fo:text-align="justify" fo:line-height="115%"/>
    </style:style>
    <style:style style:name="P87" style:parent-style-name="Nagłówek3" style:family="paragraph">
      <style:paragraph-properties fo:text-align="justify" fo:line-height="115%"/>
    </style:style>
    <style:style style:name="P88" style:parent-style-name="Normalny" style:family="paragraph">
      <style:paragraph-properties fo:text-align="justify" fo:line-height="115%"/>
    </style:style>
    <style:style style:name="T89" style:parent-style-name="Domyślnaczcionkaakapitu" style:family="text">
      <style:text-properties style:language-asian="pl" style:country-asian="PL"/>
    </style:style>
    <style:style style:name="T90" style:parent-style-name="Domyślnaczcionkaakapitu" style:family="text">
      <style:text-properties fo:color="#111111" style:language-asian="pl" style:country-asian="PL"/>
    </style:style>
    <style:style style:name="T91" style:parent-style-name="Domyślnaczcionkaakapitu" style:family="text">
      <style:text-properties style:language-asian="pl" style:country-asian="PL"/>
    </style:style>
    <style:style style:name="T92" style:parent-style-name="Domyślnaczcionkaakapitu" style:family="text">
      <style:text-properties fo:color="#111111" style:language-asian="pl" style:country-asian="PL"/>
    </style:style>
    <style:style style:name="T93" style:parent-style-name="Domyślnaczcionkaakapitu" style:family="text">
      <style:text-properties style:language-asian="pl" style:country-asian="PL"/>
    </style:style>
    <style:style style:name="T94" style:parent-style-name="Domyślnaczcionkaakapitu" style:family="text">
      <style:text-properties fo:color="#111111" style:language-asian="pl" style:country-asian="PL"/>
    </style:style>
    <style:style style:name="T95" style:parent-style-name="Domyślnaczcionkaakapitu" style:family="text">
      <style:text-properties style:language-asian="pl" style:country-asian="PL"/>
    </style:style>
    <style:style style:name="P96" style:parent-style-name="Nagłówek3" style:family="paragraph">
      <style:paragraph-properties fo:text-align="justify" fo:line-height="115%"/>
    </style:style>
    <style:style style:name="P97" style:parent-style-name="Normalny" style:family="paragraph">
      <style:paragraph-properties fo:text-align="justify" fo:line-height="115%"/>
    </style:style>
    <style:style style:name="T98" style:parent-style-name="Domyślnaczcionkaakapitu" style:family="text">
      <style:text-properties style:language-asian="pl" style:country-asian="PL"/>
    </style:style>
    <style:style style:name="T99" style:parent-style-name="Domyślnaczcionkaakapitu" style:family="text">
      <style:text-properties fo:color="#111111" style:language-asian="pl" style:country-asian="PL"/>
    </style:style>
    <style:style style:name="T100" style:parent-style-name="Domyślnaczcionkaakapitu" style:family="text">
      <style:text-properties style:language-asian="pl" style:country-asian="PL"/>
    </style:style>
    <style:style style:name="P101" style:parent-style-name="Akapitzlistą" style:family="paragraph">
      <style:paragraph-properties fo:text-align="justify" fo:line-height="115%"/>
    </style:style>
    <style:style style:name="P102" style:parent-style-name="Akapitzlistą" style:family="paragraph">
      <style:paragraph-properties fo:text-align="justify" fo:line-height="115%"/>
    </style:style>
    <style:style style:name="P103" style:parent-style-name="Akapitzlistą" style:family="paragraph">
      <style:paragraph-properties fo:text-align="justify" fo:line-height="115%"/>
    </style:style>
    <style:style style:name="P104" style:parent-style-name="Akapitzlistą" style:family="paragraph">
      <style:paragraph-properties fo:text-align="justify" fo:line-height="115%"/>
    </style:style>
    <style:style style:name="P105" style:parent-style-name="Nagłówek3" style:family="paragraph">
      <style:paragraph-properties fo:text-align="justify" fo:line-height="115%"/>
    </style:style>
    <style:style style:name="P106" style:parent-style-name="Normalny" style:family="paragraph">
      <style:paragraph-properties fo:text-align="justify" fo:line-height="115%"/>
    </style:style>
    <style:style style:name="T107" style:parent-style-name="Domyślnaczcionkaakapitu" style:family="text">
      <style:text-properties style:language-asian="pl" style:country-asian="PL"/>
    </style:style>
    <style:style style:name="T108" style:parent-style-name="Domyślnaczcionkaakapitu" style:family="text">
      <style:text-properties fo:color="#111111" style:language-asian="pl" style:country-asian="PL"/>
    </style:style>
    <style:style style:name="T109" style:parent-style-name="Domyślnaczcionkaakapitu" style:family="text">
      <style:text-properties style:language-asian="pl" style:country-asian="PL"/>
    </style:style>
    <style:style style:name="T110" style:parent-style-name="Domyślnaczcionkaakapitu" style:family="text">
      <style:text-properties fo:color="#111111" style:language-asian="pl" style:country-asian="PL"/>
    </style:style>
    <style:style style:name="T111" style:parent-style-name="Domyślnaczcionkaakapitu" style:family="text">
      <style:text-properties style:language-asian="pl" style:country-asian="PL"/>
    </style:style>
    <style:style style:name="P112" style:parent-style-name="Nagłówek3" style:family="paragraph">
      <style:paragraph-properties fo:text-align="justify" fo:line-height="115%"/>
    </style:style>
    <style:style style:name="P113" style:parent-style-name="Normalny" style:family="paragraph">
      <style:paragraph-properties fo:text-align="justify" fo:line-height="115%"/>
    </style:style>
    <style:style style:name="T114" style:parent-style-name="Domyślnaczcionkaakapitu" style:family="text">
      <style:text-properties style:language-asian="pl" style:country-asian="PL"/>
    </style:style>
    <style:style style:name="T115" style:parent-style-name="Domyślnaczcionkaakapitu" style:family="text">
      <style:text-properties fo:color="#111111" style:language-asian="pl" style:country-asian="PL"/>
    </style:style>
    <style:style style:name="T116" style:parent-style-name="Domyślnaczcionkaakapitu" style:family="text">
      <style:text-properties style:language-asian="pl" style:country-asian="PL"/>
    </style:style>
    <style:style style:name="P117" style:parent-style-name="Nagłówek3" style:family="paragraph">
      <style:paragraph-properties fo:text-align="justify" fo:line-height="115%"/>
    </style:style>
    <style:style style:name="P118" style:parent-style-name="Normalny" style:family="paragraph">
      <style:paragraph-properties fo:text-align="justify" fo:line-height="115%"/>
    </style:style>
    <style:style style:name="T119" style:parent-style-name="Domyślnaczcionkaakapitu" style:family="text">
      <style:text-properties style:language-asian="pl" style:country-asian="PL"/>
    </style:style>
    <style:style style:name="T120" style:parent-style-name="Domyślnaczcionkaakapitu" style:family="text">
      <style:text-properties fo:color="#111111" style:language-asian="pl" style:country-asian="PL"/>
    </style:style>
    <style:style style:name="T121" style:parent-style-name="Domyślnaczcionkaakapitu" style:family="text">
      <style:text-properties style:language-asian="pl" style:country-asian="PL"/>
    </style:style>
    <style:style style:name="T122" style:parent-style-name="Domyślnaczcionkaakapitu" style:family="text">
      <style:text-properties fo:color="#111111" style:language-asian="pl" style:country-asian="PL"/>
    </style:style>
    <style:style style:name="T123" style:parent-style-name="Domyślnaczcionkaakapitu" style:family="text">
      <style:text-properties style:language-asian="pl" style:country-asian="PL"/>
    </style:style>
    <style:style style:name="P124" style:parent-style-name="Normalny" style:family="paragraph">
      <style:paragraph-properties fo:text-align="justify" fo:line-height="115%"/>
    </style:style>
    <style:style style:name="T125" style:parent-style-name="Domyślnaczcionkaakapitu" style:family="text">
      <style:text-properties style:language-asian="pl" style:country-asian="PL"/>
    </style:style>
    <style:style style:name="T126" style:parent-style-name="Domyślnaczcionkaakapitu" style:family="text">
      <style:text-properties fo:color="#111111" style:language-asian="pl" style:country-asian="PL"/>
    </style:style>
    <style:style style:name="T127" style:parent-style-name="Domyślnaczcionkaakapitu" style:family="text">
      <style:text-properties style:language-asian="pl" style:country-asian="PL"/>
    </style:style>
    <style:style style:name="P128" style:parent-style-name="Nagłówek3" style:family="paragraph">
      <style:paragraph-properties fo:text-align="justify" fo:line-height="115%"/>
    </style:style>
    <style:style style:name="P129" style:parent-style-name="Normalny" style:family="paragraph">
      <style:paragraph-properties fo:text-align="justify" fo:line-height="115%"/>
    </style:style>
    <style:style style:name="T130" style:parent-style-name="Domyślnaczcionkaakapitu" style:family="text">
      <style:text-properties style:language-asian="pl" style:country-asian="PL"/>
    </style:style>
    <style:style style:name="T131" style:parent-style-name="Domyślnaczcionkaakapitu" style:family="text">
      <style:text-properties fo:color="#111111" style:language-asian="pl" style:country-asian="PL"/>
    </style:style>
    <style:style style:name="T132" style:parent-style-name="Domyślnaczcionkaakapitu" style:family="text">
      <style:text-properties style:language-asian="pl" style:country-asian="PL"/>
    </style:style>
    <style:style style:name="T133" style:parent-style-name="Domyślnaczcionkaakapitu" style:family="text">
      <style:text-properties style:language-asian="pl" style:country-asian="PL"/>
    </style:style>
    <style:style style:name="T134" style:parent-style-name="Domyślnaczcionkaakapitu" style:family="text">
      <style:text-properties fo:color="#111111" style:language-asian="pl" style:country-asian="PL"/>
    </style:style>
    <style:style style:name="T135" style:parent-style-name="Domyślnaczcionkaakapitu" style:family="text">
      <style:text-properties style:language-asian="pl" style:country-asian="PL"/>
    </style:style>
    <style:style style:name="T136" style:parent-style-name="Domyślnaczcionkaakapitu" style:family="text">
      <style:text-properties fo:color="#111111" style:language-asian="pl" style:country-asian="PL"/>
    </style:style>
    <style:style style:name="T137" style:parent-style-name="Domyślnaczcionkaakapitu" style:family="text">
      <style:text-properties style:language-asian="pl" style:country-asian="PL"/>
    </style:style>
    <style:style style:name="T138" style:parent-style-name="Domyślnaczcionkaakapitu" style:family="text">
      <style:text-properties fo:color="#111111" style:language-asian="pl" style:country-asian="PL"/>
    </style:style>
    <style:style style:name="T139" style:parent-style-name="Domyślnaczcionkaakapitu" style:family="text">
      <style:text-properties style:language-asian="pl" style:country-asian="PL"/>
    </style:style>
    <style:style style:name="P140" style:parent-style-name="Nagłówek3" style:family="paragraph">
      <style:paragraph-properties fo:text-align="justify" fo:line-height="115%"/>
    </style:style>
    <style:style style:name="P141" style:parent-style-name="Normalny" style:family="paragraph">
      <style:paragraph-properties fo:text-align="justify" fo:line-height="115%"/>
    </style:style>
    <style:style style:name="T142" style:parent-style-name="Domyślnaczcionkaakapitu" style:family="text">
      <style:text-properties style:language-asian="pl" style:country-asian="PL"/>
    </style:style>
    <style:style style:name="T143" style:parent-style-name="Domyślnaczcionkaakapitu" style:family="text">
      <style:text-properties fo:color="#111111" style:language-asian="pl" style:country-asian="PL"/>
    </style:style>
    <style:style style:name="T144" style:parent-style-name="Domyślnaczcionkaakapitu" style:family="text">
      <style:text-properties style:language-asian="pl" style:country-asian="PL"/>
    </style:style>
    <style:style style:name="T145" style:parent-style-name="Domyślnaczcionkaakapitu" style:family="text">
      <style:text-properties fo:color="#111111" style:language-asian="pl" style:country-asian="PL"/>
    </style:style>
    <style:style style:name="T146" style:parent-style-name="Domyślnaczcionkaakapitu" style:family="text">
      <style:text-properties style:language-asian="pl" style:country-asian="PL"/>
    </style:style>
    <style:style style:name="P147" style:parent-style-name="Nagłówek3" style:family="paragraph">
      <style:paragraph-properties fo:text-align="justify" fo:line-height="115%"/>
    </style:style>
    <style:style style:name="P148" style:parent-style-name="Normalny" style:family="paragraph">
      <style:paragraph-properties fo:text-align="justify" fo:line-height="115%"/>
    </style:style>
    <style:style style:name="T149" style:parent-style-name="Domyślnaczcionkaakapitu" style:family="text">
      <style:text-properties style:language-asian="pl" style:country-asian="PL"/>
    </style:style>
    <style:style style:name="T150" style:parent-style-name="Domyślnaczcionkaakapitu" style:family="text">
      <style:text-properties fo:color="#111111" style:language-asian="pl" style:country-asian="PL"/>
    </style:style>
    <style:style style:name="T151" style:parent-style-name="Domyślnaczcionkaakapitu" style:family="text">
      <style:text-properties style:language-asian="pl" style:country-asian="PL"/>
    </style:style>
    <style:style style:name="P152" style:parent-style-name="Normalny" style:family="paragraph">
      <style:paragraph-properties fo:text-align="justify" fo:line-height="115%"/>
      <style:text-properties fo:background-color="#FFFFFF"/>
    </style:style>
    <style:style style:name="P153" style:parent-style-name="Normalny" style:family="paragraph">
      <style:paragraph-properties fo:text-align="justify" fo:line-height="115%"/>
    </style:style>
    <style:style style:name="P154" style:parent-style-name="Nagłówek2" style:family="paragraph">
      <style:paragraph-properties fo:text-align="justify" fo:line-height="115%"/>
    </style:style>
    <style:style style:name="T155" style:parent-style-name="Domyślnaczcionkaakapitu" style:family="text">
      <style:text-properties style:font-name-asian="Calibri"/>
    </style:style>
    <style:style style:name="T156" style:parent-style-name="Domyślnaczcionkaakapitu" style:family="text">
      <style:text-properties style:font-name-asian="Calibri" fo:background-color="#FFFFFF"/>
    </style:style>
    <style:style style:name="P157" style:parent-style-name="Normalny" style:family="paragraph">
      <style:paragraph-properties fo:text-align="justify" fo:line-height="115%" fo:text-indent="0.25in"/>
    </style:style>
    <style:style style:name="T158" style:parent-style-name="Domyślnaczcionkaakapitu" style:family="text">
      <style:text-properties fo:background-color="#FFFFFF"/>
    </style:style>
    <style:style style:name="P159" style:parent-style-name="Akapitzlistą" style:family="paragraph">
      <style:paragraph-properties fo:text-align="justify" fo:line-height="115%"/>
    </style:style>
    <style:style style:name="T160" style:parent-style-name="Domyślnaczcionkaakapitu" style:family="text">
      <style:text-properties style:language-asian="pl" style:country-asian="PL"/>
    </style:style>
    <style:style style:name="P161" style:parent-style-name="Akapitzlistą" style:family="paragraph">
      <style:paragraph-properties fo:text-align="justify" fo:line-height="115%"/>
    </style:style>
    <style:style style:name="T162" style:parent-style-name="Domyślnaczcionkaakapitu" style:family="text">
      <style:text-properties style:language-asian="pl" style:country-asian="PL"/>
    </style:style>
    <style:style style:name="P163" style:parent-style-name="Normalny" style:family="paragraph">
      <style:paragraph-properties fo:text-align="justify" fo:line-height="115%" fo:margin-left="0.5458in">
        <style:tab-stops/>
      </style:paragraph-properties>
      <style:text-properties style:language-asian="pl" style:country-asian="PL"/>
    </style:style>
    <style:style style:name="P164" style:parent-style-name="Normalny" style:family="paragraph">
      <style:paragraph-properties fo:text-align="justify" fo:line-height="115%"/>
    </style:style>
    <style:style style:name="T165" style:parent-style-name="Domyślnaczcionkaakapitu" style:family="text">
      <style:text-properties style:language-asian="pl" style:country-asian="PL"/>
    </style:style>
    <style:style style:name="T166" style:parent-style-name="Domyślnaczcionkaakapitu" style:family="text">
      <style:text-properties fo:background-color="#FFFFFF"/>
    </style:style>
    <style:style style:name="T167" style:parent-style-name="Domyślnaczcionkaakapitu" style:family="text">
      <style:text-properties fo:font-size="11pt" style:font-size-asian="11pt" fo:background-color="#FFFFFF"/>
    </style:style>
    <style:style style:name="T168" style:parent-style-name="Domyślnaczcionkaakapitu" style:family="text">
      <style:text-properties fo:background-color="#FFFFFF"/>
    </style:style>
    <style:style style:name="T169" style:parent-style-name="Domyślnaczcionkaakapitu" style:family="text">
      <style:text-properties fo:background-color="#FFFFFF"/>
    </style:style>
    <style:style style:name="P170" style:parent-style-name="Normalny" style:family="paragraph">
      <style:paragraph-properties fo:text-align="justify" fo:line-height="115%" fo:text-indent="0.4916in"/>
    </style:style>
    <style:style style:name="T171" style:parent-style-name="Domyślnaczcionkaakapitu" style:family="text">
      <style:text-properties fo:background-color="#FFFFFF"/>
    </style:style>
    <style:style style:name="T172" style:parent-style-name="Domyślnaczcionkaakapitu" style:family="text">
      <style:text-properties fo:font-size="11pt" style:font-size-asian="11pt" fo:background-color="#FFFFFF"/>
    </style:style>
    <style:style style:name="T173" style:parent-style-name="Domyślnaczcionkaakapitu" style:family="text">
      <style:text-properties fo:background-color="#FFFFFF"/>
    </style:style>
    <style:style style:name="T174" style:parent-style-name="Domyślnaczcionkaakapitu" style:family="text">
      <style:text-properties fo:font-size="11pt" style:font-size-asian="11pt" fo:background-color="#FFFFFF"/>
    </style:style>
    <style:style style:name="T175" style:parent-style-name="Domyślnaczcionkaakapitu" style:family="text">
      <style:text-properties fo:background-color="#FFFFFF"/>
    </style:style>
    <style:style style:name="P176" style:parent-style-name="Normalny" style:family="paragraph">
      <style:paragraph-properties fo:text-align="justify" fo:line-height="115%"/>
    </style:style>
    <style:style style:name="T177" style:parent-style-name="Domyślnaczcionkaakapitu" style:family="text">
      <style:text-properties fo:background-color="#FFFFFF"/>
    </style:style>
    <style:style style:name="T178" style:parent-style-name="Domyślnaczcionkaakapitu" style:family="text">
      <style:text-properties fo:font-size="10.5pt" style:font-size-asian="10.5pt" style:font-size-complex="10.5pt" fo:background-color="#FFFFFF"/>
    </style:style>
    <style:style style:name="P179" style:parent-style-name="Normalny" style:family="paragraph">
      <style:paragraph-properties fo:text-align="justify" fo:line-height="115%"/>
      <style:text-properties fo:background-color="#FFFFFF"/>
    </style:style>
    <style:style style:name="P180" style:parent-style-name="Nagłówek2" style:family="paragraph">
      <style:paragraph-properties fo:text-align="justify" fo:line-height="115%"/>
    </style:style>
    <style:style style:name="T181" style:parent-style-name="Domyślnaczcionkaakapitu" style:family="text">
      <style:text-properties style:font-name-asian="Calibri"/>
    </style:style>
    <style:style style:name="T182" style:parent-style-name="Domyślnaczcionkaakapitu" style:family="text">
      <style:text-properties style:font-name-asian="Calibri" fo:background-color="#FFFFFF"/>
    </style:style>
    <style:style style:name="P183" style:parent-style-name="Normalny" style:family="paragraph">
      <style:paragraph-properties fo:text-align="justify" fo:line-height="115%" fo:text-indent="0.4916in"/>
      <style:text-properties fo:background-color="#FFFFFF"/>
    </style:style>
    <style:style style:name="P184" style:parent-style-name="Nagłówek3" style:family="paragraph">
      <style:paragraph-properties fo:text-align="justify" fo:line-height="115%"/>
      <style:text-properties style:language-asian="pl" style:country-asian="PL"/>
    </style:style>
    <style:style style:name="P185" style:parent-style-name="Normalny" style:family="paragraph">
      <style:paragraph-properties fo:text-align="justify" fo:line-height="115%" fo:text-indent="0.4916in"/>
      <style:text-properties style:language-asian="pl" style:country-asian="PL"/>
    </style:style>
    <style:style style:name="P186" style:parent-style-name="Nagłówek3" style:family="paragraph">
      <style:paragraph-properties fo:text-align="justify" fo:line-height="115%"/>
      <style:text-properties style:language-asian="pl" style:country-asian="PL"/>
    </style:style>
    <style:style style:name="P187" style:parent-style-name="Normalny" style:family="paragraph">
      <style:paragraph-properties fo:text-align="justify" fo:line-height="115%" fo:text-indent="0.4916in"/>
      <style:text-properties style:language-asian="pl" style:country-asian="PL"/>
    </style:style>
    <style:style style:name="P188" style:parent-style-name="Nagłówek3" style:family="paragraph">
      <style:paragraph-properties fo:text-align="justify" fo:line-height="115%"/>
      <style:text-properties style:language-asian="pl" style:country-asian="PL"/>
    </style:style>
    <style:style style:name="P189" style:parent-style-name="Normalny" style:family="paragraph">
      <style:paragraph-properties fo:text-align="justify" fo:line-height="115%" fo:text-indent="0.4916in"/>
    </style:style>
    <style:style style:name="T190" style:parent-style-name="Domyślnaczcionkaakapitu" style:family="text">
      <style:text-properties fo:background-color="#FFFFFF" style:language-asian="pl" style:country-asian="PL"/>
    </style:style>
    <style:style style:name="T191" style:parent-style-name="Domyślnaczcionkaakapitu" style:family="text">
      <style:text-properties fo:background-color="#FFFFFF" style:language-asian="pl" style:country-asian="PL"/>
    </style:style>
    <style:style style:name="T192" style:parent-style-name="Domyślnaczcionkaakapitu" style:family="text">
      <style:text-properties fo:font-size="13.5pt" style:font-size-asian="13.5pt" style:font-size-complex="13.5pt" fo:background-color="#FFFFFF" style:language-asian="pl" style:country-asian="PL"/>
    </style:style>
    <style:style style:name="T193" style:parent-style-name="Domyślnaczcionkaakapitu" style:family="text">
      <style:text-properties fo:background-color="#FFFFFF" style:language-asian="pl" style:country-asian="PL"/>
    </style:style>
    <style:style style:name="P194" style:parent-style-name="Nagłówek3" style:family="paragraph">
      <style:paragraph-properties fo:text-align="justify" fo:line-height="115%"/>
    </style:style>
    <style:style style:name="T195" style:parent-style-name="Domyślnaczcionkaakapitu" style:family="text">
      <style:text-properties fo:background-color="#FFFFFF" style:language-asian="pl" style:country-asian="PL"/>
    </style:style>
    <style:style style:name="P196" style:parent-style-name="Normalny" style:family="paragraph">
      <style:paragraph-properties fo:text-align="justify" fo:line-height="115%" fo:text-indent="0.4916in"/>
      <style:text-properties fo:background-color="#FFFFFF" style:language-asian="pl" style:country-asian="PL"/>
    </style:style>
    <style:style style:name="P197" style:parent-style-name="Nagłówek3" style:family="paragraph">
      <style:paragraph-properties fo:text-align="justify" fo:line-height="115%"/>
      <style:text-properties style:language-asian="pl" style:country-asian="PL"/>
    </style:style>
    <style:style style:name="P198" style:parent-style-name="Normalny" style:family="paragraph">
      <style:paragraph-properties fo:text-align="justify" fo:line-height="115%" fo:text-indent="0.4916in"/>
      <style:text-properties style:language-asian="pl" style:country-asian="PL"/>
    </style:style>
    <style:style style:name="P199" style:parent-style-name="Nagłówek3" style:family="paragraph">
      <style:paragraph-properties fo:text-align="justify" fo:line-height="115%"/>
      <style:text-properties style:language-asian="pl" style:country-asian="PL"/>
    </style:style>
    <style:style style:name="P200" style:parent-style-name="Normalny" style:family="paragraph">
      <style:paragraph-properties fo:text-align="justify" fo:line-height="115%" fo:text-indent="0.4916in"/>
      <style:text-properties style:language-asian="pl" style:country-asian="PL"/>
    </style:style>
  </office:automatic-styles>
  <office:body>
    <office:text text:use-soft-page-breaks="true">
      <text:h text:style-name="P1" text:outline-level="1"><text:bookmark-start text:name="_Toc121508614"/><text:bookmark-start text:name="_Toc121509422"/><text:bookmark-start text:name="_Toc121750990"/><text:bookmark-start text:name="_Toc121825475"/><text:bookmark-start text:name="_Toc121910908"/><text:bookmark-start text:name="_Toc121942690"/>Dodatek: Ułatwienia i udogodnienia programowe i sprzętowe dla osób niepełnosprawnych<text:bookmark-end text:name="_Toc121508614"/><text:bookmark-end text:name="_Toc121509422"/><text:bookmark-end text:name="_Toc121750990"/><text:bookmark-end text:name="_Toc121825475"/><text:bookmark-end text:name="_Toc121910908"/><text:bookmark-end text:name="_Toc121942690"/></text:h>
      <text:p text:style-name="P2">Istnieje wiele ułatwień i udogodnień programowych i sprzętowych dla osób niepełnosprawnych. Jedną z ważniejszych jest standard WCAG 2.0 (Web Content Accessibility Guidelines), jest to zbiór dokumentów opublikowanych przez WAI (<text:span text:style-name="T3">Web Accessibility Initiative) zawierający zalecenia dotyczące tworzenia dostępnych serwisów internetowych.</text:span></text:p>
      <text:h text:style-name="P4" text:outline-level="2"><text:bookmark-start text:name="_Toc121508615"/><text:bookmark-start text:name="_Toc121509423"/><text:bookmark-start text:name="_Toc121750991"/><text:bookmark-start text:name="_Toc121825476"/><text:bookmark-start text:name="_Toc121910909"/><text:bookmark-start text:name="_Toc121942691"/>Główne zasady WCAG:<text:bookmark-end text:name="_Toc121508615"/><text:bookmark-end text:name="_Toc121509423"/><text:bookmark-end text:name="_Toc121750991"/><text:bookmark-end text:name="_Toc121825476"/><text:bookmark-end text:name="_Toc121910909"/><text:bookmark-end text:name="_Toc121942691"/></text:h>
      <text:list text:style-name="LFO1" text:continue-numbering="true">
        <text:list-item>
          <text:p text:style-name="P5">Postrzegalność -<text:s/><text:span text:style-name="T6">zgodnie z tą zasadą, wszystkie elementy interfejsu użytkownika powinny zostać przedstawione w taki sposób, aby każda osoba mogła z nich korzystać przy pomocy swoich zmysłów. Ta część standardu traktuje o stosowaniu alternatyw tekstowych dla każdego elementu nietekstowego. Podobnie sytuacja ma się w odniesieniu do prezentowania treści video lub audio - tu również jest zalecane zastosowanie alternatywy w postaci napisów. Co więcej, istnieją tutaj zapisy sugerujące projektowanie interfejsów w taki sposób, aby była możliwość zaprezentowania treści w uproszczony sposób bez utraty informacji.</text:span></text:p>
        </text:list-item>
        <text:list-item>
          <text:p text:style-name="P7"><text:span text:style-name="T8">Funkcjonalność - w myśl tej zasady, wszystkie elementy interfejsu oraz nawigacji powinny być możliwe do użycia.  W odniesieniu do klawiatury, zasady stwierdzają, że wszystkie elementy interfejsu powinny być możliwe do obsłużenia z jej pomocą. W obszarze funkcjonalności znajduje się wskazówka sugerująca zapewnienie wystarczającej ilości czasu, aby każdy użytkownik mógł przeczytać i przetworzyć treść. Istnieją również wskazówki projektowania interfejsów z myślą o niestymulowaniu napadów padaczki u osób cierpiących na tę chorobę.</text:span></text:p>
        </text:list-item>
        <text:list-item>
          <text:p text:style-name="P9"><text:span text:style-name="T10">Zrozumiałość - cała zawartość interfejsu oraz informacje zawarte na stronie powinny być prezentowana w sposób zrozumiały dla użytkownika. Tworzone treści powinny być czytelne i łatwe do zrozumienia. Treści powinny być projektowane w sposób intuicyjny. Zaznaczenie elementów nie powinno wywoływać żadnych zdarzeń na stronie, które mogłyby wprowadzać w błąd użytkownika lub go dezorientować. Dodatkowo, zmiana stanu żadnego elementu interfejsu nie powinna skutkować zmianą ogólnego wyglądu strony, co mogłoby dezorientować użytkownika. W WCAG 2.0 pojawia się również zapis mówiący, że w ramach danego serwisu, nie powinny się znajdować elementy różniące się wyglądem, a spełniające te samą funkcjonalność. Również na stronach nie powinny występować elementy pojawiające się samoistnie, takie jak okna typu pop-up. Ew. powinny się pojawiać tylko na żądanie użytkownika.</text:span></text:p>
        </text:list-item>
        <text:list-item>
          <text:p text:style-name="P11"><text:span text:style-name="T12">Solidność - struktura i działanie strony powinno spełniać standardy odpowiednie dla zastosowanych technologii, co ma umożliwić długotrwałe funkcjonowanie strony. Czyli z jednej strony jest to np. odpowiednie zakańczanie i zagnieżdżanie tagów tam gdzie standard HTML tego wymaga. Z drugiej dla czytników ekranu ważne jest, żeby np. kontrolki formularzy miały określone stany (np. zaznaczony / nie zaznaczony) i odpowiednie role (np. role=checkbox)</text:span></text:p>
        </text:list-item>
      </text:list>
      <text:soft-page-break/>
      <text:p text:style-name="P13">Zgodnie z ustawą o Dostępności Cyfrowej Stron Internetowych i Aplikacji Mobilnych przyjętą 21 lutego 2019 roku, wszystkie podmioty publiczne są zobowiązane do dostosowania swoich treści do wytycznych standardu WCAG 2.1.</text:p>
      <text:h text:style-name="P14" text:outline-level="2"><text:bookmark-start text:name="_Toc121508616"/><text:bookmark-start text:name="_Toc121509424"/><text:bookmark-start text:name="_Toc121750992"/><text:bookmark-start text:name="_Toc121825477"/><text:bookmark-start text:name="_Toc121910910"/><text:bookmark-start text:name="_Toc121942692"/><text:span text:style-name="T15">Skrót zaleceń dla programistów wynikający z rekomendacji WCAG:</text:span><text:bookmark-end text:name="_Toc121508616"/><text:bookmark-end text:name="_Toc121509424"/><text:bookmark-end text:name="_Toc121750992"/><text:bookmark-end text:name="_Toc121825477"/><text:bookmark-end text:name="_Toc121910910"/><text:bookmark-end text:name="_Toc121942692"/></text:h>
      <text:h text:style-name="P16" text:outline-level="3"><text:bookmark-start text:name="_Toc121508617"/><text:bookmark-start text:name="_Toc121509425"/><text:bookmark-start text:name="_Toc121750993"/><text:bookmark-start text:name="_Toc121825478"/><text:bookmark-start text:name="_Toc121910911"/><text:bookmark-start text:name="_Toc121942693"/>1. Witryna przyjazna dla klawiatury<text:bookmark-end text:name="_Toc121508617"/><text:bookmark-end text:name="_Toc121509425"/><text:bookmark-end text:name="_Toc121750993"/><text:bookmark-end text:name="_Toc121825478"/><text:bookmark-end text:name="_Toc121910911"/><text:bookmark-end text:name="_Toc121942693"/></text:h>
      <text:p text:style-name="P17">Nawigowanie po stronie internetowej powinno być możliwe  bez użycia myszy. Chcąc zapewnić użytkownikowi dostęp do wszystkich treści na stronie, używa się zazwyczaj kilku klawiszy: TAB, SHIFT + TAB, ENTER, SPACJA i strzałki. Możliwość korzystania ze wszystkich funkcji witryny za pomocą klawiatury jest szczególnie ważna dla użytkowników niewidomych, korzystających tylko z klawiatury oraz użytkowników z zaburzeniami koordynacji ruchowej czy niewydolności mięśniowej górnych partii ciała<text:span text:style-name="T18">.</text:span></text:p>
      <text:h text:style-name="P19" text:outline-level="3"><text:bookmark-start text:name="_Toc121508618"/><text:bookmark-start text:name="_Toc121509426"/><text:bookmark-start text:name="_Toc121750994"/><text:bookmark-start text:name="_Toc121825479"/><text:bookmark-start text:name="_Toc121910912"/><text:bookmark-start text:name="_Toc121942694"/>2. Wszystkie treści łatwo dostępne<text:bookmark-end text:name="_Toc121508618"/><text:bookmark-end text:name="_Toc121509426"/><text:bookmark-end text:name="_Toc121750994"/><text:bookmark-end text:name="_Toc121825479"/><text:bookmark-end text:name="_Toc121910912"/><text:bookmark-end text:name="_Toc121942694"/></text:h>
      <text:p text:style-name="P20"><text:span text:style-name="T21">Oprócz dostosowania witryny do obsługi za pomocą klawiatury, należy upewnić się, że cała zawartość strony jest rzeczywiście dostępna. Zwykle jest to proste, ale może być problem, gdy strona ma zawartość dynamiczną. Strona powinna zawsze </text:span><text:span text:style-name="T22">„informować” narzędzia wspomagające o zmianie</text:span><text:span text:style-name="T23">, w przeciwnym razie użytkownik przegapi nową zawartość.</text:span></text:p>
      <text:h text:style-name="P24" text:outline-level="3"><text:bookmark-start text:name="_Toc121508619"/><text:bookmark-start text:name="_Toc121509427"/><text:bookmark-start text:name="_Toc121750995"/><text:bookmark-start text:name="_Toc121825480"/><text:bookmark-start text:name="_Toc121910913"/><text:bookmark-start text:name="_Toc121942695"/><text:span text:style-name="T25">3. Ważne w przypadku tekstu i języka</text:span><text:span text:style-name="T26">:</text:span><text:bookmark-end text:name="_Toc121508619"/><text:bookmark-end text:name="_Toc121509427"/><text:bookmark-end text:name="_Toc121750995"/><text:bookmark-end text:name="_Toc121825480"/><text:bookmark-end text:name="_Toc121910913"/><text:bookmark-end text:name="_Toc121942695"/></text:h>
      <text:list text:style-name="LFO2" text:continue-numbering="true">
        <text:list-item>
          <text:p text:style-name="P27"><text:span text:style-name="T28">język strony</text:span> oraz język fragmentów obcojęzycznych oznaczać atrybutem ‘lang’;</text:p>
        </text:list-item>
        <text:list-item>
          <text:p text:style-name="P29"><text:span text:style-name="T30">cytaty </text:span>odpowiednio wyróżniać – co najmniej cudzysłowami;</text:p>
        </text:list-item>
        <text:list-item>
          <text:p text:style-name="P31">zachowywać odpowiedni <text:span text:style-name="T32">kontrast kolorystyczny</text:span> wszystkich elementów treściowych (tekstów, linków, banerów) oraz funkcjonalnych – za poprawny kontrast uznawany jest taki, którego współczynnik (ratio) wynosi 4.5:1 dla małych tekstów oraz 3:1 dla dużych;</text:p>
        </text:list-item>
        <text:list-item>
          <text:p text:style-name="P33">tekst musi być napisany <text:span text:style-name="T34">możliwie najprostszym językiem</text:span>, by dostęp do niego miały osoby mniej wykształcone czy z niepełnosprawnością intelektualną;</text:p>
        </text:list-item>
        <text:list-item>
          <text:p text:style-name="P35">opublikowany w sposób <text:span text:style-name="T36">czytelny</text:span> – podzielony na paragrafy, listy i inne sekcje; </text:p>
        </text:list-item>
        <text:list-item>
          <text:p text:style-name="P37"><text:span text:style-name="T38">skróty literowe</text:span> rozwinięte przy pierwszym wystąpieniu na każdej stronie; </text:p>
        </text:list-item>
        <text:list-item>
          <text:p text:style-name="P39">uzupełniony o <text:span text:style-name="T40">nagłówki</text:span> (h1–h6), aby osoby niewidome mogły sprawnie przejść do interesującej ich sekcji.</text:p>
        </text:list-item>
      </text:list>
      <text:h text:style-name="P41" text:outline-level="3"><text:bookmark-start text:name="_Toc121508620"/><text:bookmark-start text:name="_Toc121509428"/><text:bookmark-start text:name="_Toc121750996"/><text:bookmark-start text:name="_Toc121825481"/><text:bookmark-start text:name="_Toc121910914"/><text:bookmark-start text:name="_Toc121942696"/>4. Tekst o zmiennym rozmiarze<text:bookmark-end text:name="_Toc121508620"/><text:bookmark-end text:name="_Toc121509428"/><text:bookmark-end text:name="_Toc121750996"/><text:bookmark-end text:name="_Toc121825481"/><text:bookmark-end text:name="_Toc121910914"/><text:bookmark-end text:name="_Toc121942696"/></text:h>
      <text:p text:style-name="P42"><text:span text:style-name="T43">Większość urządzeń i przeglądarek u</text:span><text:span text:style-name="T44">możliwia użytkownikom zmianę rozmiaru tekstu</text:span><text:span text:style-name="T45">, co jest pomocne dla osób z wadami wzroku. Jeśli jednak witryna nie jest utworzona pod kątem obsługi tej funkcji, zmiana rozmiaru tekstu może zepsuć projekt lub utrudnić interakcję z witryną. Najlepiej, gdy </text:span><text:span text:style-name="T46">stronę można powiększyć do 200%</text:span><text:span text:style-name="T47"> narzędziami przeglądarki; taka strona nie może „gubić” treści. Dobrze, gdy mieści się poziomo w oknie i nie ukazuje się poziomy pasek przewijania ekranu.</text:span></text:p>
      <text:p text:style-name="P48"><text:span text:style-name="T49">Warto używać rozmiarów względnych, które umożliwiają skalowanie tekstu w zależności od innych treści i rozmiaru ekranu. Nigdy </text:span><text:span text:style-name="T50">nie należy wyłączać skalowalności</text:span><text:span text:style-name="T51"> użytkownika, bo utrudni to użytkownikom zmianę rozmiaru tekstu. Aby upewnić się, że witryna spełnia<text:s/></text:span><text:soft-page-break/><text:span text:style-name="T52">te kryteria, warto przetestować rozmiary czcionek, zwiększając poziom powiększenia w przeglądarce. </text:span></text:p>
      <text:h text:style-name="P53" text:outline-level="3"><text:bookmark-start text:name="_Toc121508621"/><text:bookmark-start text:name="_Toc121509429"/><text:bookmark-start text:name="_Toc121750997"/><text:bookmark-start text:name="_Toc121825482"/><text:bookmark-start text:name="_Toc121910915"/><text:bookmark-start text:name="_Toc121942697"/>5. Ostrożne dobieranie kolorów<text:bookmark-end text:name="_Toc121508621"/><text:bookmark-end text:name="_Toc121509429"/><text:bookmark-end text:name="_Toc121750997"/><text:bookmark-end text:name="_Toc121825482"/><text:bookmark-end text:name="_Toc121910915"/><text:bookmark-end text:name="_Toc121942697"/></text:h>
      <text:p text:style-name="P54"><text:span text:style-name="T55">Często mówi się o ślepocie kolorów (nie mylić z daltonizmem), jakby to była kwestia widzenia tylko czarno-biało, a to szerszy problem. Krótko mówiąc: są ludzie, którzy postrzegają kolory w wyjątkowy sposób. W związku z tym </text:span><text:span text:style-name="T56">warto upewnić się, że kolory wybrane w witrynie dobrze kontrastują</text:span><text:span text:style-name="T57">, aby każdy mógł rozróżnić różne elementy na stronie. Najważniejsze jest wyróżnienie tekstu na tle. Najlepiej byłoby zestawić ciemny kolor z jasnym, upewniając się, że nie przenikają nawzajem. Istnieje wiele narzędzi online, dzięki którym można przetestować kombinacje kolorów. Dobrze, gdy dają ocenę w czasie rzeczywistym. Narzędzie kontrolera kontrastów umożliwia przełączenie się na tryb monochromatyczny, by zweryfikować, jak skuteczna jest dana kombinacja.</text:span></text:p>
      <text:h text:style-name="P58" text:outline-level="3"><text:bookmark-start text:name="_Toc121508622"/><text:bookmark-start text:name="_Toc121509430"/><text:bookmark-start text:name="_Toc121750998"/><text:bookmark-start text:name="_Toc121825483"/><text:bookmark-start text:name="_Toc121910916"/><text:bookmark-start text:name="_Toc121942698"/>6. Elementy graficzne a tekst alternatywny<text:bookmark-end text:name="_Toc121508622"/><text:bookmark-end text:name="_Toc121509430"/><text:bookmark-end text:name="_Toc121750998"/><text:bookmark-end text:name="_Toc121825483"/><text:bookmark-end text:name="_Toc121910916"/><text:bookmark-end text:name="_Toc121942698"/></text:h>
      <text:p text:style-name="P59"><text:span text:style-name="T60">Tam, gdzie istnieje taka potrzeba, </text:span><text:span text:style-name="T61">należy zapewnić alternatywne formaty treści</text:span><text:span text:style-name="T62"> (np. alternatywy tekstowe dla obrazów, grafik, wykresów oraz nagrań audio i wideo). Tekst zastępuje obraz, jeśli się nie załaduje. Czytniki ekranu mają dostęp do </text:span><text:span text:style-name="T63">tekstu alternatywnego</text:span><text:span text:style-name="T64"> (czasami nazywanego atrybutami alt, opisami alt lub tagami alt) w celu „odczytania” obrazu. W polu do opisania obrazu podaje się użytkownikowi kontekst (próbuj uwzględnić słowa kluczowe, gdy ma to sens), który w innym przypadku mógłby go przegapić. Tekst alternatywny pomaga również ulepszyć SEO witryny, dając wyszukiwarkom więcej informacji do zaindeksowania. Ponadto:</text:span></text:p>
      <text:list text:style-name="LFO3" text:continue-numbering="true">
        <text:list-item>
          <text:p text:style-name="P65">gdy grafika jest <text:span text:style-name="T66">linkiem</text:span>, należy wprowadzić opis do grafiki, dokąd prowadzi dany odnośnik;</text:p>
        </text:list-item>
        <text:list-item>
          <text:p text:style-name="P67">mieć „pusty atrybut alt”, gdy grafiki są czysto <text:span text:style-name="T68">dekoracyjne</text:span>;</text:p>
        </text:list-item>
        <text:list-item>
          <text:p text:style-name="P69"><text:span text:style-name="T70">unikać animowanych elementów</text:span>, poruszających się tekstów, ponieważ rozpraszają użytkowników, nie tylko tych z niepełnosprawnością; </text:p>
        </text:list-item>
        <text:list-item>
          <text:p text:style-name="P71">niektóre, szczególnie agresywnie i szybko animowane grafiki, mogą stanowić zagrożenie dla osób cierpiących na <text:span text:style-name="T72">padaczkę fotogenną</text:span>.</text:p>
        </text:list-item>
      </text:list>
      <text:h text:style-name="P73" text:outline-level="3"><text:bookmark-start text:name="_Toc121508623"/><text:bookmark-start text:name="_Toc121509431"/><text:bookmark-start text:name="_Toc121750999"/><text:bookmark-start text:name="_Toc121825484"/><text:bookmark-start text:name="_Toc121910917"/><text:bookmark-start text:name="_Toc121942699"/>7. Pliki dźwiękowe (audycje, wywiady, wykłady)<text:bookmark-end text:name="_Toc121508623"/><text:bookmark-end text:name="_Toc121509431"/><text:bookmark-end text:name="_Toc121750999"/><text:bookmark-end text:name="_Toc121825484"/><text:bookmark-end text:name="_Toc121910917"/><text:bookmark-end text:name="_Toc121942699"/></text:h>
      <text:list text:style-name="LFO4" text:continue-numbering="true">
        <text:list-item>
          <text:p text:style-name="P74">w zależności od materiału, powinny być uzupełnione o <text:span text:style-name="T75">audiodeskrypcję lub transkrypcję tekstową</text:span>;</text:p>
        </text:list-item>
        <text:list-item>
          <text:p text:style-name="P76">ich odtwarzacze muszą dać się <text:span text:style-name="T77">obsłużyć za pomocą klawiatury</text:span> i być dostępne dla osób niewidomych.</text:p>
        </text:list-item>
      </text:list>
      <text:h text:style-name="P78" text:outline-level="3"><text:bookmark-start text:name="_Toc121508624"/><text:bookmark-start text:name="_Toc121509432"/><text:bookmark-start text:name="_Toc121751000"/><text:bookmark-start text:name="_Toc121825485"/><text:bookmark-start text:name="_Toc121910918"/><text:bookmark-start text:name="_Toc121942700"/>8. Pliki wideo i multimedialne<text:bookmark-end text:name="_Toc121508624"/><text:bookmark-end text:name="_Toc121509432"/><text:bookmark-end text:name="_Toc121751000"/><text:bookmark-end text:name="_Toc121825485"/><text:bookmark-end text:name="_Toc121910918"/><text:bookmark-end text:name="_Toc121942700"/> </text:h>
      <text:p text:style-name="P79"><text:span text:style-name="T80">Jeśli jakikolwiek dźwięk na stronie internetowej jest </text:span><text:span text:style-name="T81">odtwarzany automatycznie przez ponad 3 sekundy</text:span><text:span text:style-name="T82">, dostępny jest mechanizm wstrzymywania lub zatrzymywania dźwięku lub mechanizm sterowania głośnością niezależnie od ogólnego poziomu głośności systemu. W przypadku korzystania z czytnika ekranu ustalenie, jak wyłączyć multimedia, może być trudne (użytkownik jest zaskoczony nagłym hałasem). Dlatego </text:span><text:span text:style-name="T83">należy unikać dołączania elementów, które zaczynają się bez uprzedniego monitorowania użytkownika</text:span><text:span text:style-name="T84">. Ponadto pliki powinny:</text:span></text:p>
      <text:soft-page-break/>
      <text:list text:style-name="LFO5" text:continue-numbering="true">
        <text:list-item>
          <text:p text:style-name="P85">być uzupełnione o napisy dla osób niesłyszących;</text:p>
        </text:list-item>
        <text:list-item>
          <text:p text:style-name="P86">mieć dostępne odtwarzacze dla osób niewidomych i osób korzystających wyłącznie z klawiatury.</text:p>
        </text:list-item>
      </text:list>
      <text:h text:style-name="P87" text:outline-level="3"><text:bookmark-start text:name="_Toc121508625"/><text:bookmark-start text:name="_Toc121509433"/><text:bookmark-start text:name="_Toc121751001"/><text:bookmark-start text:name="_Toc121825486"/><text:bookmark-start text:name="_Toc121910919"/><text:bookmark-start text:name="_Toc121942701"/>9. Nawigacja na stronie<text:bookmark-end text:name="_Toc121508625"/><text:bookmark-end text:name="_Toc121509433"/><text:bookmark-end text:name="_Toc121751001"/><text:bookmark-end text:name="_Toc121825486"/><text:bookmark-end text:name="_Toc121910919"/><text:bookmark-end text:name="_Toc121942701"/> </text:h>
      <text:p text:style-name="P88"><text:span text:style-name="T89">Najlepiej </text:span><text:span text:style-name="T90">unikać automatycznej nawigacji</text:span><text:span text:style-name="T91">, bo użytkownik może potrzebować więcej czasu na przyswojenie wszystkich informacji przed przejściem do kolejnego slajdu lub sekcji. Ogólnie nawigacja (</text:span><text:span text:style-name="T92">menu</text:span><text:span text:style-name="T93">) musi być spójna, logiczna, niezmienna i dostępna w obrębie całego serwisu </text:span><text:span text:style-name="T94">z poziomu klawiatury</text:span><text:span text:style-name="T95">.</text:span></text:p>
      <text:h text:style-name="P96" text:outline-level="3"><text:bookmark-start text:name="_Toc121508626"/><text:bookmark-start text:name="_Toc121509434"/><text:bookmark-start text:name="_Toc121751002"/><text:bookmark-start text:name="_Toc121825487"/><text:bookmark-start text:name="_Toc121910920"/><text:bookmark-start text:name="_Toc121942702"/>10. Elementy interaktywne<text:bookmark-end text:name="_Toc121508626"/><text:bookmark-end text:name="_Toc121509434"/><text:bookmark-end text:name="_Toc121751002"/><text:bookmark-end text:name="_Toc121825487"/><text:bookmark-end text:name="_Toc121910920"/><text:bookmark-end text:name="_Toc121942702"/></text:h>
      <text:p text:style-name="P97"><text:span text:style-name="T98">Wszelkie elementy interaktywne (</text:span><text:span text:style-name="T99">formularze, linki, bannery</text:span><text:span text:style-name="T100">) powinny być:</text:span></text:p>
      <text:list text:style-name="LFO6" text:continue-numbering="true">
        <text:list-item>
          <text:p text:style-name="P101">wyraźne wizualnie z fokusem (zwykle w postaci ramki widocznej w trakcie nawigacji po stronie klawiszem TAB);</text:p>
        </text:list-item>
        <text:list-item>
          <text:p text:style-name="P102">odnośniki unikalne i zrozumiałe, także poza kontekstem;</text:p>
        </text:list-item>
        <text:list-item>
          <text:p text:style-name="P103">pozbawione opisów typu: „&gt;&gt;” czy „więcej” albo „kliknij tutaj”;</text:p>
        </text:list-item>
        <text:list-item>
          <text:p text:style-name="P104">nie otwierać się w nowym oknie lub zakładce przeglądarki bez ostrzeżenia.</text:p>
        </text:list-item>
      </text:list>
      <text:h text:style-name="P105" text:outline-level="3"><text:bookmark-start text:name="_Toc121508627"/><text:bookmark-start text:name="_Toc121509435"/><text:bookmark-start text:name="_Toc121751003"/><text:bookmark-start text:name="_Toc121825488"/><text:bookmark-start text:name="_Toc121910921"/><text:bookmark-start text:name="_Toc121942703"/>11. Skip links<text:bookmark-end text:name="_Toc121508627"/><text:bookmark-end text:name="_Toc121509435"/><text:bookmark-end text:name="_Toc121751003"/><text:bookmark-end text:name="_Toc121825488"/><text:bookmark-end text:name="_Toc121910921"/><text:bookmark-end text:name="_Toc121942703"/></text:h>
      <text:p text:style-name="P106"><text:span text:style-name="T107">Zaleca się stosowanie usprawnienia w postaci „skip links”, zwanych także </text:span><text:span text:style-name="T108">mechanizmem pomijania</text:span><text:span text:style-name="T109">. Służą do pominięcia pewnych bloków w serwisie dzięki zastosowaniu odpowiednich </text:span><text:span text:style-name="T110">kotwic</text:span><text:span text:style-name="T111"> na stronie i przejścia bezpośrednio do wybranej treści strony. Jest to szczególnie ważne w serwisach, które mają wiele linków w nawigacji/menu głównym. Ten rodzaj pomocy nie służy jedynie osobom niewidomym, ale też słabowidzącym czy z dysfunkcjami motorycznymi – wydaje się, że każdy użytkownik w pewnych sytuacjach może potrzebować takiego wsparcia.</text:span></text:p>
      <text:h text:style-name="P112" text:outline-level="3"><text:bookmark-start text:name="_Toc121508628"/><text:bookmark-start text:name="_Toc121509436"/><text:bookmark-start text:name="_Toc121751004"/><text:bookmark-start text:name="_Toc121825489"/><text:bookmark-start text:name="_Toc121910922"/><text:bookmark-start text:name="_Toc121942704"/>12. Tytuły (title) stron i podstrony<text:bookmark-end text:name="_Toc121508628"/><text:bookmark-end text:name="_Toc121509436"/><text:bookmark-end text:name="_Toc121751004"/><text:bookmark-end text:name="_Toc121825489"/><text:bookmark-end text:name="_Toc121910922"/><text:bookmark-end text:name="_Toc121942704"/> </text:h>
      <text:p text:style-name="P113"><text:span text:style-name="T114">Muszą być </text:span><text:span text:style-name="T115">unikatowe i informować o treści podstrony</text:span><text:span text:style-name="T116">, na jakiej znajduje się użytkownik, a układ treści w tytule zbudowany wg schematu: [Tytuł podstrony] – [Nazwa Instytucji].</text:span></text:p>
      <text:h text:style-name="P117" text:outline-level="3"><text:bookmark-start text:name="_Toc121508629"/><text:bookmark-start text:name="_Toc121509437"/><text:bookmark-start text:name="_Toc121751005"/><text:bookmark-start text:name="_Toc121825490"/><text:bookmark-start text:name="_Toc121910923"/><text:bookmark-start text:name="_Toc121942705"/>13. Stosowanie nagłówków do poprawnej struktury treści<text:bookmark-end text:name="_Toc121508629"/><text:bookmark-end text:name="_Toc121509437"/><text:bookmark-end text:name="_Toc121751005"/><text:bookmark-end text:name="_Toc121825490"/><text:bookmark-end text:name="_Toc121910923"/><text:bookmark-end text:name="_Toc121942705"/> </text:h>
      <text:p text:style-name="P118"><text:span text:style-name="T119">Kluczowym zadaniem w dostępności witryny jest </text:span><text:span text:style-name="T120">uporządkowanie treści przy użyciu nagłówków</text:span><text:span text:style-name="T121">. Podstrony też mają być oparte na nagłówkach, przy czym (</text:span><text:span text:style-name="T122">h1-h6</text:span><text:span text:style-name="T123">) uważa się za podstawę porządkowania treści na stronie. Dzięki temu treści będą łatwiejsze do zrozumienia i poprawią ich przepływ. Wyraźne nagłówki pomagają czytnikom ekranu w interpretowaniu stron, co znacznie ułatwia nawigację.</text:span></text:p>
      <text:p text:style-name="P124"><text:span text:style-name="T125">Należy się upewnić, że używa się odpowiednich poziomów nagłówków w treści, np. tylko jednego h1 na stronę. Po tym następują podpozycje zaczynające się od h2, które można zagnieżdżać dalej (h3, itd.). Powinny być zawsze </text:span><text:span text:style-name="T126">używane w ścisłej kolejności</text:span><text:span text:style-name="T127">.</text:span></text:p>
      <text:h text:style-name="P128" text:outline-level="3"><text:bookmark-start text:name="_Toc121508630"/><text:bookmark-start text:name="_Toc121509438"/><text:bookmark-start text:name="_Toc121751006"/><text:bookmark-start text:name="_Toc121825491"/><text:bookmark-start text:name="_Toc121910924"/><text:bookmark-start text:name="_Toc121942706"/>14. Tabele, ramki itp.<text:bookmark-end text:name="_Toc121508630"/><text:bookmark-end text:name="_Toc121509438"/><text:bookmark-end text:name="_Toc121751006"/><text:bookmark-end text:name="_Toc121825491"/><text:bookmark-end text:name="_Toc121910924"/><text:bookmark-end text:name="_Toc121942706"/></text:h>
      <text:p text:style-name="P129"><text:span text:style-name="T130">Tabele same w sobie są przydatne, o ile unika się używania ich do innych celów niż dane tabelaryczne. Zatem: </text:span><text:span text:style-name="T131">nie korzysta się z nich jako elementu konstrukcyjnego strony</text:span><text:span text:style-name="T132">. Ułatwiają użytkownikom, w tym korzystającym z technologii wspomagających, analizowanie dużej<text:s/></text:span><text:soft-page-break/><text:span text:style-name="T133">ilości danych. Do uzyskania maksymalnych korzyści </text:span><text:span text:style-name="T134">tabele</text:span><text:span text:style-name="T135"> powinny być tak proste, jak to możliwe, i być zaopatrzone w nagłówki. Istnieją poradniki, jak zakodować tabelę, zachowując standardy dostępności. Natomiast </text:span><text:span text:style-name="T136">ramki</text:span><text:span text:style-name="T137"> powinny być </text:span><text:span text:style-name="T138">odpowiednio zatytułowane</text:span><text:span text:style-name="T139">. </text:span></text:p>
      <text:h text:style-name="P140" text:outline-level="3"><text:bookmark-start text:name="_Toc121508631"/><text:bookmark-start text:name="_Toc121509439"/><text:bookmark-start text:name="_Toc121751007"/><text:bookmark-start text:name="_Toc121825492"/><text:bookmark-start text:name="_Toc121910925"/><text:bookmark-start text:name="_Toc121942707"/>15. Formularze dobrze zaprojektowane<text:bookmark-end text:name="_Toc121508631"/><text:bookmark-end text:name="_Toc121509439"/><text:bookmark-end text:name="_Toc121751007"/><text:bookmark-end text:name="_Toc121825492"/><text:bookmark-end text:name="_Toc121910925"/><text:bookmark-end text:name="_Toc121942707"/></text:h>
      <text:p text:style-name="P141"><text:span text:style-name="T142">Formularze, w tym formularz wyszukiwarki, są przydatnym dodatkiem do większości witryn, o ile są starannie zaprojektowane, zaś </text:span><text:span text:style-name="T143">pola formularzy i przyciski odpowiednio opisane</text:span><text:span text:style-name="T144">. Należy również dążyć do umieszczenia </text:span><text:span text:style-name="T145">etykiet obok odpowiednich pól</text:span><text:span text:style-name="T146">. Choć widzący użytkownik może łatwo dopasować etykietę do odpowiedniego pola lub opcji, może to nie być oczywiste dla osoby używającej czytnika ekranu. </text:span></text:p>
      <text:h text:style-name="P147" text:outline-level="3"><text:bookmark-start text:name="_Toc121508632"/><text:bookmark-start text:name="_Toc121509440"/><text:bookmark-start text:name="_Toc121751008"/><text:bookmark-start text:name="_Toc121825493"/><text:bookmark-start text:name="_Toc121910926"/><text:bookmark-start text:name="_Toc121942708"/>16. Wygodne ściąganie plików<text:bookmark-end text:name="_Toc121508632"/><text:bookmark-end text:name="_Toc121509440"/><text:bookmark-end text:name="_Toc121751008"/><text:bookmark-end text:name="_Toc121825493"/><text:bookmark-end text:name="_Toc121910926"/><text:bookmark-end text:name="_Toc121942708"/> </text:h>
      <text:p text:style-name="P148"><text:span text:style-name="T149">Możliwe do ściągnięcia ze strony </text:span><text:span text:style-name="T150">pliki typu PDF, Word itp.</text:span><text:span text:style-name="T151"> powinny być przygotowane jako dostępne, czyli muszą mieć strukturę pomocną osobom niewidomym przeglądanie takich dokumentów.</text:span></text:p>
      <text:p text:style-name="P152"/>
      <text:p text:style-name="P153"/>
      <text:h text:style-name="P154" text:outline-level="2"><text:bookmark-start text:name="_Toc121508633"/><text:bookmark-start text:name="_Toc121509441"/><text:bookmark-start text:name="_Toc121751009"/><text:bookmark-start text:name="_Toc121825494"/><text:bookmark-start text:name="_Toc121910927"/><text:bookmark-start text:name="_Toc121942709"/><text:span text:style-name="T155">Ułatwienia i udogodnienia dla osób niepełnosprawnych</text:span><text:span text:style-name="T156"><text:s/>na stronach internetowych</text:span><text:bookmark-end text:name="_Toc121508633"/><text:bookmark-end text:name="_Toc121509441"/><text:bookmark-end text:name="_Toc121751009"/><text:bookmark-end text:name="_Toc121825494"/><text:bookmark-end text:name="_Toc121910927"/><text:bookmark-end text:name="_Toc121942709"/></text:h>
      <text:p text:style-name="P157"><text:span text:style-name="T158">Serwisy internetowe definiowane jako dostępne charakteryzują się tym, że korzystać z nich bez problemu mogą nie tylko ludzie zdrowi, ale i osoby niepełnosprawne. Dla niepełnosprawnych mogą być to strony przygotowane w dwóch wariantach:</text:span></text:p>
      <text:list text:style-name="LFO7" text:continue-numbering="true">
        <text:list-item>
          <text:p text:style-name="P159"><text:span text:style-name="T160">tekstowej - użytkownik może wybrać wielkość czcionki, w jakiej będzie chciał prezentować były treści na stronie</text:span></text:p>
        </text:list-item>
        <text:list-item>
          <text:p text:style-name="P161"><text:span text:style-name="T162">audio - czyli wersja czytana wszystkich elementów, która umożliwia zapoznawanie się z treściami na stronie i pomaga w nawigacji.</text:span></text:p>
        </text:list-item>
      </text:list>
      <text:p text:style-name="P163"/>
      <text:p text:style-name="P164"><text:span text:style-name="T165">Posiadają one również zazwyczaj opcję personalizacji witryny pod względem kolorystycznym co ułatwi korzystanie z niej osobom z trudnościami z rozpoznawaniem kolorów , mogą też posiadać wersję kontrastową. Jeżeli na jakiś element jest podkreślony kolorem powinien być też podkreślony w inny sposób (np. podkreśleniem lub pogrubieniem).<text:s/></text:span><text:span text:style-name="T166">Sam </text:span><text:span text:style-name="T167">tekst natomiast musi być wyraźnie oddzielony od systemu nawigacyjnego</text:span><text:span text:style-name="T168">, napisany czcionkami znanymi, rozpoznawalnymi, odpowiednich rozmiarów i koloru (unikać jaskrawych barw). Jeżeli strona ma standardowo małą czcionkę (mniejszą niż np. 12px) powinna ona być dobrze skalowalna przy zmianie rozmiaru aby po zwiększeniu nadal była czytelna. Teksty, dokumenty, formularze, nie powinny być zamieszczane w formie skanów czy jako grafiki, lecz jako dokumenty tekstowe. Ponownie – umożliwi to zapoznanie się z ich treścią osobom niewidzącym. Dodatkowo, jest to też ułatwienie z perspektywy pozostałych internautów, dla których często odczytanie skanów okazuje się problematyczne. Dobrze zwrócić uwagę na rodzaj kodów weryfikujących (na przykład przy rejestracji czy pobieraniu materiałów), sprawdzających tożsamość użytkownika – czasem wyświetlają się one w formie obrazka, co<text:s/></text:span><text:soft-page-break/><text:span text:style-name="T169">może być kłopotliwe dla osób niewidzących lub niedowidzących. Właściwe formatowanie tekstu i intuicyjna nawigacja ułatwiają korzystanie ze strony wszystkim użytkownikom oraz są pozytywnie oceniane przez wyszukiwarki. Odpowiednio zaplanowane, mogą także bardzo ułatwić korzystanie ze strony osobom niewidomym, niedowidzącym czy mającym problemy manualne. Wyznaczanie tytułów i nagłówków (za pomocą znaczników H), podobna nawigacja na wszystkich podstronach, prosty system przechodzenia pomiędzy podstronami, unikanie zmuszania użytkownika do wykonywania zbyt dużej ilości kliknięć, by zapoznać się z materiałem (np. dzielenia jednego tekstu na kilka podstron) będą tutaj pomocne. Osoby niepełnosprawne manualnie często posługują się wyłącznie klawiaturą, nie korzystając z myszki. Projektując stronę należy więc zwrócić uwagę na to, czy można wygodnie się po niej poruszać z poziomu klawiatury.</text:span></text:p>
      <text:p text:style-name="P170"><text:span text:style-name="T171">Wszystkie </text:span><text:span text:style-name="T172">elementy graficzne</text:span><text:span text:style-name="T173">, które umieszczane są na stronie, </text:span><text:span text:style-name="T174">powinny być dokładnie opisane</text:span><text:span text:style-name="T175">. Oznacza to, że podpisując obraz warana z komodo nie powinniśmy nazywać go „jascur.png”, a np. „waranzkomodo.png”. Dzięki temu fotografia stanie się bardziej zrozumiałe. Tak samo w przypadku nagłówków, tabelek, ramek, zawsze powinny informować tytułem, co zawierają. Nie powinno się na tego typu stronach umieszczać żadnych elementów migających, czy poruszających się po ekranie. Do zdjęć powinno się również dodawać tekst alternatywny z dokładniejszym opisem obrazka.<text:s/></text:span></text:p>
      <text:p text:style-name="P176"><text:span text:style-name="T177">Dzięki temu wszystkiemu strony są łatwiej dostępne i istnieje możliwość korzystania z programu czytającego zawartość ekranu.</text:span><text:span text:style-name="T178"><text:s/></text:span></text:p>
      <text:p text:style-name="P179"/>
      <text:h text:style-name="P180" text:outline-level="2"><text:bookmark-start text:name="_Toc121508634"/><text:bookmark-start text:name="_Toc121509442"/><text:bookmark-start text:name="_Toc121751010"/><text:bookmark-start text:name="_Toc121825495"/><text:bookmark-start text:name="_Toc121910928"/><text:bookmark-start text:name="_Toc121942710"/><text:span text:style-name="T181">Ułatwienia i udogodnienia dla osób niepełnosprawnych</text:span><text:span text:style-name="T182"><text:s text:c="2"/>w urządzeniach</text:span><text:bookmark-end text:name="_Toc121508634"/><text:bookmark-end text:name="_Toc121509442"/><text:bookmark-end text:name="_Toc121751010"/><text:bookmark-end text:name="_Toc121825495"/><text:bookmark-end text:name="_Toc121910928"/><text:bookmark-end text:name="_Toc121942710"/></text:h>
      <text:p text:style-name="P183">Istnieje wiele programów ułatwiających korzystanie z urządzeń dla osób niepełnosprawnych są to miedzy innymi:</text:p>
      <text:h text:style-name="P184" text:outline-level="3"><text:bookmark-start text:name="_Toc121508635"/><text:bookmark-start text:name="_Toc121509443"/><text:bookmark-start text:name="_Toc121751011"/><text:bookmark-start text:name="_Toc121825496"/><text:bookmark-start text:name="_Toc121910929"/><text:bookmark-start text:name="_Toc121942711"/>Program mówiący na komputer<text:bookmark-end text:name="_Toc121508635"/><text:bookmark-end text:name="_Toc121509443"/><text:bookmark-end text:name="_Toc121751011"/><text:bookmark-end text:name="_Toc121825496"/><text:bookmark-end text:name="_Toc121910929"/><text:bookmark-end text:name="_Toc121942711"/></text:h>
      <text:p text:style-name="P185">Dzięki niemu komputer, z którego korzysta osoba niewidoma, każdą wykonaną pracę sygnalizuje głosem. Wiadomo zatem jakie litery się naciska, co napisano w wiadomości e-mail, jakie programy znajdują się na pulpicie, a także kto dostępny jest na skype czy w aplikacji Messenger. Dzięki udźwiękowieniu niewidomy użytkownik może wreszcie korzystać z wielkich możliwości, jakie daje serfowanie po sieci. Warto tu wspomnieć, że przez długi czas, programy tego typu, na przykład Jaws czy Window-Eyes były bardzo drogie. Ich cena oscylowała w granicach 4 tysięcy złotych. Kilka lat temu jednak, uzdolnieni informatycznie niewidomi, postanowili wspólnymi siłami stworzyć program, który obecnie można pobrać ze strony internetowej za darmo z każdego zakątka świata, a jego funkcjonalność w niczym nie ustępuje tym płatnym. Jest to szczególnie ważne w odniesieniu do pracodawców, którzy chcąc przystosować niewidomemu pracownikowi stanowisko pracy, nie muszą już martwić się o wysoki koszt takiego przedsięwzięcia.</text:p>
      <text:h text:style-name="P186" text:outline-level="3"><text:bookmark-start text:name="_Toc121508636"/><text:bookmark-start text:name="_Toc121509444"/><text:bookmark-start text:name="_Toc121751012"/><text:bookmark-start text:name="_Toc121825497"/><text:bookmark-start text:name="_Toc121910930"/><text:bookmark-start text:name="_Toc121942712"/>Mówiące telefony<text:bookmark-end text:name="_Toc121508636"/><text:bookmark-end text:name="_Toc121509444"/><text:bookmark-end text:name="_Toc121751012"/><text:bookmark-end text:name="_Toc121825497"/><text:bookmark-end text:name="_Toc121910930"/><text:bookmark-end text:name="_Toc121942712"/></text:h>
      <text:p text:style-name="P187">W obecnej erze zarówno telefony z androidem, jak i iPhone’y mają już na stałe i na starcie zaimplementowane programy mówiące. Każdy niewidomy użytkownik, po ich włączeniu, może więc w pełni korzystać z telefonu – prowadzić rozmowy, wysyłać i<text:s/><text:soft-page-break/>odczytywać smsy, uzupełniać przypominacz czy kalendarz, a także korzystać z internetu. Telefony te można również tak ustawić, by lepiej służyły osobom z zaburzeniami wzroku, tj. zmienić kontrast, rodzaj i wielkość czcionki, zmienić jasność ekranu.</text:p>
      <text:h text:style-name="P188" text:outline-level="3"><text:bookmark-start text:name="_Toc121508637"/><text:bookmark-start text:name="_Toc121509445"/><text:bookmark-start text:name="_Toc121751013"/><text:bookmark-start text:name="_Toc121825498"/><text:bookmark-start text:name="_Toc121910931"/><text:bookmark-start text:name="_Toc121942713"/>Ułatwienia dostępności w Androidzie<text:bookmark-end text:name="_Toc121508637"/><text:bookmark-end text:name="_Toc121509445"/><text:bookmark-end text:name="_Toc121751013"/><text:bookmark-end text:name="_Toc121825498"/><text:bookmark-end text:name="_Toc121910931"/><text:bookmark-end text:name="_Toc121942713"/></text:h>
      <text:p text:style-name="P189"><text:span text:style-name="T190">Sekcja </text:span>Ułatwienia dostępu<text:span text:style-name="T191"> to zestaw wbudowanych rozwiązań modyfikujących działanie systemu Android, dedykowanych dla osób mających problem ze sprawnością. Możliwe jest wymuszenie czytania tekstu pojawiającego się na ekranie lub odczytania zaznaczonego fragmentu. Możliwa jest również zamiana całego tekstu na mowę. Ponadto, użytkownik otrzymuje więcej opcji dotyczących rozmiaru czcionki, rozmiaru elementów na wyświetlaczu, możliwe jest też powiększenie obrazu wywoływane przez szybkie dwukrotne naciśnięcie ekranu. Osoby niedowidzące w stopniu znacznym mogą skorzystać z inwersji kolorów, która dzięki wysokiemu kontrastowi wprowadzi atrakcyjne dla nieco mniej sprawnego oka akcenty łatwiejsze do zidentyfikowania. Negatywnie wpłynie to na inne graficzne elementy, będą one wyglądać nienaturalnie, ale korzystanie ze smartfona będzie dla niedowidzących użytkowników znacznie wygodniejsze.<text:s/></text:span><text:span text:style-name="T192"> </text:span><text:span text:style-name="T193">Dalej można ustawiać czas między "kombinowanymi dotknięciami" lub interwał przytrzymania konkretnego przycisku, dostosowany do możliwości motorycznych osób, które mają z tym pewne problemy. Prosty przełącznik pozwoli nam na ustalenie tego, że przycisk zasilania rozłącza połączenie. Osoby, które mają problem ze słuchem mogą natomiast skorzystać z dźwięku mono - deficyt możliwości jednego ucha może spowodować nieprzyjemne doznania w trakcie odtwarzania dźwięku stereo - wtedy przez obydwa kanały przepływa pełnowartościowy, nierozwarstwiony dźwięk o pełni wszystkich elementów. Aktywacja tego przełącznika spowoduje odtworzenie całości w ramach tylko jednego kanału. Możliwe jest również wprowadzenie napisów, które będą objaśniać to, co zostało wygenerowane przez głośnik. Funkcją eksperymentalną jest tekst o wysokim kontraście - taki, który jest lepiej widoczny dla osób z wadami wzroku. Bardzo ciekawy i warty uwagi jest również mechanizm dla daltonistów oraz osób, które borykają się ze ślepotą konkretnych barw. Można dostosować ekran do trzech chorób: deuteranomalii, protanomalii oraz tritanomalii. Nie są to choroby groźne, ale w przypadku telefonów mogą nastręczać pewnych problemów z obsługą interfejsu.</text:span></text:p>
      <text:h text:style-name="P194" text:outline-level="3"><text:bookmark-start text:name="_Toc121508638"/><text:bookmark-start text:name="_Toc121509446"/><text:bookmark-start text:name="_Toc121751014"/><text:bookmark-start text:name="_Toc121825499"/><text:bookmark-start text:name="_Toc121910932"/><text:bookmark-start text:name="_Toc121942714"/><text:span text:style-name="T195">Asystent Google</text:span><text:bookmark-end text:name="_Toc121508638"/><text:bookmark-end text:name="_Toc121509446"/><text:bookmark-end text:name="_Toc121751014"/><text:bookmark-end text:name="_Toc121825499"/><text:bookmark-end text:name="_Toc121910932"/><text:bookmark-end text:name="_Toc121942714"/></text:h>
      <text:p text:style-name="P196">Google opracowuje własnego asystenta głosowego już od wielu lat i to właściwie on mógłby być największą pomocą dla osób niepełnosprawnych, pomijając tych, którzy borykają się z deficytem słuchu. Asystent mógłby odpowiadać na pytania i realizować komendy osób przykutych do łóżka, poruszających się na wózku lub niedowidzących albo niewidomych</text:p>
      <text:h text:style-name="P197" text:outline-level="3"><text:bookmark-start text:name="_Toc121508639"/><text:bookmark-start text:name="_Toc121509447"/><text:bookmark-start text:name="_Toc121751015"/><text:bookmark-start text:name="_Toc121825500"/><text:bookmark-start text:name="_Toc121910933"/><text:bookmark-start text:name="_Toc121942715"/>Telefon dla osób niedosłyszących<text:bookmark-end text:name="_Toc121508639"/><text:bookmark-end text:name="_Toc121509447"/><text:bookmark-end text:name="_Toc121751015"/><text:bookmark-end text:name="_Toc121825500"/><text:bookmark-end text:name="_Toc121910933"/><text:bookmark-end text:name="_Toc121942715"/></text:h>
      <text:p text:style-name="P198">Osoby z tzw. niedosłuchem przewodzeniowym, a więc z uszkodzeniem tych części ucha, które biorą udział w mechanicznym przetwarzaniu fali dźwiękowej, mogą skorzystać z telefonu wykorzystującego przewodnictwo kostne. Zamiast do ucha osoba z niedosłuchem przykłada słuchawkę do kości czaszki. Sygnał przekazywany jest dzięki wibracjom przez kości czaszki bezpośrednio do ucha wewnętrznego z pominięciem ucha zewnętrznego i środkowego. Istnieją również przystawki, które można podpiąć do normalnego telefonu. Ich zadaniem jest wzmocnienie i poprawienie jakości głosu. Niezwykle przydatne dla każdego, kto pracuje.<text:s/><text:soft-page-break/>Trudno bowiem wyobrazić sobie jakiś zawód, w którym nigdy nie używa się aparatu telefonicznego.</text:p>
      <text:h text:style-name="P199" text:outline-level="3"><text:bookmark-start text:name="_Toc121508640"/><text:bookmark-start text:name="_Toc121509448"/><text:bookmark-start text:name="_Toc121751016"/><text:bookmark-start text:name="_Toc121825501"/><text:bookmark-start text:name="_Toc121910934"/><text:bookmark-start text:name="_Toc121942716"/>Dyktafon w Wordzie<text:bookmark-end text:name="_Toc121508640"/><text:bookmark-end text:name="_Toc121509448"/><text:bookmark-end text:name="_Toc121751016"/><text:bookmark-end text:name="_Toc121825501"/><text:bookmark-end text:name="_Toc121910934"/><text:bookmark-end text:name="_Toc121942716"/></text:h>
      <text:p text:style-name="P200">Opcja dyktafonu w Wordzie może bardzo pomóc osobom z niepełnosprawnością manualną podczas pracy lub nauki.</text:p>
      <text:p text:style-name="Normaln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1666in" fo:margin-bottom="0in"/>
      <style:text-properties style:font-name-asian="Times New Roman" fo:color="#000000" fo:font-size="20pt" style:font-size-asian="20pt" style:font-size-complex="16pt" fo:hyphenate="false"/>
    </style:style>
    <style:style style:name="Nagłówek2" style:display-name="Nagłówek 2" style:family="paragraph" style:parent-style-name="Normalny" style:next-style-name="Normalny" style:default-outline-level="2">
      <style:paragraph-properties fo:keep-with-next="always" fo:keep-together="always" fo:margin-top="0.0277in" fo:margin-bottom="0in"/>
      <style:text-properties style:font-name-asian="Times New Roman" fo:color="#000000" fo:font-size="14pt" style:font-size-asian="14pt" style:font-size-complex="13pt" fo:hyphenate="false"/>
    </style:style>
    <style:style style:name="Nagłówek3" style:display-name="Nagłówek 3" style:family="paragraph" style:parent-style-name="Normalny" style:next-style-name="Normalny" style:default-outline-level="3">
      <style:paragraph-properties fo:keep-with-next="always" fo:keep-together="always" fo:margin-top="0.0277in" fo:margin-bottom="0in"/>
      <style:text-properties style:font-name-asian="Times New Roman" fo:color="#000000" style:font-size-complex="12pt" fo:hyphenate="false"/>
    </style:style>
    <style:style style:name="Normalny" style:display-name="Normalny" style:family="paragraph">
      <style:paragraph-properties fo:line-height="101%"/>
      <style:text-properties style:font-name="Times New Roman" style:font-name-asian="Calibri" style:font-name-complex="Times New Roman" fo:font-size="12pt" style:font-size-asian="12pt"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Times New Roman" style:font-name-asian="Times New Roman" style:font-name-complex="Times New Roman" fo:color="#000000" fo:font-size="20pt" style:font-size-asian="20pt" style:font-size-complex="16pt"/>
    </style:style>
    <style:style style:name="Nagłówek2Znak" style:display-name="Nagłówek 2 Znak" style:family="text" style:parent-style-name="Domyślnaczcionkaakapitu">
      <style:text-properties style:font-name="Times New Roman" style:font-name-asian="Times New Roman" style:font-name-complex="Times New Roman" fo:color="#000000" fo:font-size="14pt" style:font-size-asian="14pt" style:font-size-complex="13pt"/>
    </style:style>
    <style:style style:name="Nagłówek3Znak" style:display-name="Nagłówek 3 Znak" style:family="text" style:parent-style-name="Domyślnaczcionkaakapitu">
      <style:text-properties style:font-name="Times New Roman" style:font-name-asian="Times New Roman" style:font-name-complex="Times New Roman" fo:color="#000000" fo:font-size="12pt" style:font-size-asian="12pt" style:font-size-complex="12pt"/>
    </style:style>
    <style:style style:name="Akapitzlistą" style:display-name="Akapit z listą" style:family="paragraph" style:parent-style-name="Normalny">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fo:font-size="12pt" style:font-size-asian="12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fo:font-size="12pt" style:font-size-asian="12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kub okuła</meta:initial-creator>
    <dc:creator>jakub okuła</dc:creator>
    <meta:creation-date>2023-01-02T09:08:00Z</meta:creation-date>
    <dc:date>2023-01-02T09:09:00Z</dc:date>
    <meta:template xlink:href="Normal" xlink:type="simple"/>
    <meta:editing-cycles>1</meta:editing-cycles>
    <meta:editing-duration>PT60S</meta:editing-duration>
    <meta:document-statistic meta:page-count="8" meta:paragraph-count="40" meta:word-count="2910" meta:character-count="20336" meta:row-count="145" meta:non-whitespace-character-count="17466"/>
  </office:meta>
</office:document-meta>
</file>